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pitch="fixed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 style:list-style-name="L2"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Bitstream Vera Sans 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style:font-size-asian="10.5pt" style:font-size-complex="10.5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itstream Vera Sans Mono" fo:font-size="10.5pt" style:font-size-asian="10.5pt" style:font-size-complex="10.5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" fo:font-style="normal" style:font-style-asian="normal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" fo:font-style="normal" style:font-style-asian="normal" style:font-style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 Mono" fo:font-size="10.5pt" style:font-size-asian="10.5pt" style:font-size-complex="10.5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Bitstream Vera Sans Mono" fo:font-size="10.5pt" style:font-size-asian="10.5pt" style:font-size-complex="10.5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style:font-size-asian="10.5pt" style:font-size-complex="10.5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Courier" fo:font-size="10.5pt" fo:font-style="normal" style:font-size-asian="10.5pt" style:font-style-asian="normal" style:font-size-complex="10.5pt" style:font-style-complex="normal"/>
    </style:style>
    <style:style style:name="P18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font-name="Bitstream Vera Sans Mono" fo:font-size="10.5pt" style:font-size-asian="10.5pt" style:font-size-complex="10.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O DE COMUNICACIONES / ESTÁNDAR MIDAS 1.0 </text:p>
      <text:p text:style-name="P2"/>
      <text:p text:style-name="P3"/>
      <text:p text:style-name="P3">Introducción</text:p>
      <text:p text:style-name="P2"/>
      <text:p text:style-name="P2">El siguiente documento describe el conjunto de mensajes que componen el protocolo de comunicaciones del estándar Midas (versión 1.0). Este protocolo esta basado en XML y es el utilizado por los diferentes componentes del estándar para intercambiar información.</text:p>
      <text:p text:style-name="P2"/>
      <text:p text:style-name="P3">Definición</text:p>
      <text:p text:style-name="P2"/>
      <text:p text:style-name="P2">El estándar Midas se basa en un modelo cliente servidor y define tres tipos de actores o aplicaciones de software en su diseño: </text:p>
      <text:list text:style-name="L1">
        <text:list-item>
          <text:p text:style-name="P4">Un Servidor de Transacciones (también referenciado como ST)</text:p>
        </text:list-item>
        <text:list-item>
          <text:p text:style-name="P4">Uno o varios Programa Cliente (también referenciado como PC)</text:p>
        </text:list-item>
        <text:list-item>
          <text:p text:style-name="P4">Un Programa Administrador (también referenciado como PA)</text:p>
        </text:list-item>
      </text:list>
      <text:p text:style-name="P2"/>
      <text:p text:style-name="P2">Para mayor información sobre la arquitectura del estandar Midas consulte [1].</text:p>
      <text:p text:style-name="P2"/>
      <text:p text:style-name="P2">El protocolo de comunicaciones define el mecanismo mediante el cual, cada una de estas aplicaciones inter-actúa para enviar o recibir información. Asi mismo, el protocolo define el orden en que el flujo de mensajes debe desarrollarse entre los actores del estandar.</text:p>
      <text:p text:style-name="P5"/>
      <text:p text:style-name="P5">Existen dos tipos de comunicaciones fundamentales:</text:p>
      <text:list text:style-name="L2">
        <text:list-item>
          <text:p text:style-name="P6">Entre el PC y el ST. Esta interaccion genera toda la información de logica de negocios del sistema (ventas, compras, comprobantes, etc). </text:p>
        </text:list-item>
        <text:list-item>
          <text:p text:style-name="P6">Entre el PA y el ST: Esta interaccion genera toda la informacion relacionada con labores administrativas (creacion de usuarios, manejo de perfiles, etc).</text:p>
        </text:list-item>
      </text:list>
      <text:p text:style-name="P5"/>
      <text:p text:style-name="P5"/>
      <text:p text:style-name="P5">Solicitud de conexión de un PC al ST</text:p>
      <text:p text:style-name="P5"/>
      <text:p text:style-name="P7">&lt;CNX&gt;</text:p>
      <text:p text:style-name="P8"><text:tab/>&lt;bd&gt;<text:span text:style-name="T1">DBMidas4</text:span>&lt;/bd&gt;</text:p>
      <text:p text:style-name="P8"><text:tab/>&lt;login&gt;<text:span text:style-name="T1">felipe</text:span>&lt;/login&gt;</text:p>
      <text:p text:style-name="P8"><text:tab/>&lt;password&gt;<text:span text:style-name="T1">laclave</text:span>&lt;/password&gt;</text:p>
      <text:p text:style-name="P9">&lt;/CNX&gt;</text:p>
      <text:p text:style-name="P9"/>
      <text:p text:style-name="P10">Paquete de aceptacion enviado por el ST al PC</text:p>
      <text:p text:style-name="P11"/>
      <text:p text:style-name="P9">&lt;ACP&gt;</text:p>
      <text:p text:style-name="P12">&lt;transaction&gt;</text:p>
      <text:p text:style-name="P12"><text:tab/>&lt;driver authentication=”trust”&gt;DRV0001&lt;/driver&gt;</text:p>
      <text:p text:style-name="P12"><text:tab/>&lt;driver authentication=”password”&gt;DRV0002&lt;/driver&gt;</text:p>
      <text:p text:style-name="P12"><text:tab/>&lt;driver authentication=”trust”&gt;DRV0003&lt;/driver&gt;</text:p>
      <text:p text:style-name="P12">&lt;/transaction&gt;</text:p>
      <text:p text:style-name="P12">&lt;query&gt;</text:p>
      <text:p text:style-name="P12"><text:tab/>&lt;sql authentication=”trust”&gt;SEL001&lt;/sql&gt;</text:p>
      <text:p text:style-name="P12"><text:tab/>&lt;sql authentication=”trust”&gt;SEL002&lt;/sql&gt;</text:p>
      <text:p text:style-name="P12"><text:tab/>&lt;sql authentication=”trust”&gt;SEL003&lt;/sql&gt;</text:p>
      <text:p text:style-name="P12">&lt;/query&gt;</text:p>
      <text:p text:style-name="P9">&lt;/ACP&gt;</text:p>
      <text:p text:style-name="P9"/>
      <text:p text:style-name="P9">Nota: el atributo authentication significa si el driver o la consulta puede ser ejecutado sin restricciones, o si por el contrario necesita una contraseña. En caso de necesitar contraseña, esta sera enviada en el paquete TRANSACCION en el caso de ser una transaccion, o QUERY si es una consulta.</text:p>
      <text:p text:style-name="P9"/>
      <text:p text:style-name="P9">Paquete de error enviando por el ST al PC, ejemplo de una autenticacion fallida.</text:p>
      <text:p text:style-name="P9"/>
      <text:p text:style-name="P9">&lt;ERROR&gt;</text:p>
      <text:p text:style-name="P9"><text:tab/><text:span text:style-name="T2">&lt;erroCode&gt;001&lt;/errorCode&gt;</text:span></text:p>
      <text:p text:style-name="P13"><text:tab/>&lt;errorMessage&gt;Autenticacion fallida&lt;/errorMessage&gt;</text:p>
      <text:p text:style-name="P9">&lt;/ERROR&gt;</text:p>
      <text:p text:style-name="P9"/>
      <text:p text:style-name="P9">Paquete enviado por el Servidor para actualizar la numeraci´on de una forma (El codigo de la forma y del driver es el mismo, una forma es la que se encarga de recolectar toda la informaci´on necesaria para generar una transaccion).</text:p>
      <text:p text:style-name="P9"/>
      <text:p text:style-name="P9">&lt;UPDATECODE&gt;</text:p>
      <text:p text:style-name="P13"><text:tab/>&lt;idTransaction&gt;DRV0001&lt;/idTransaction&gt;</text:p>
      <text:p text:style-name="P13"><text:tab/>&lt;value&gt;CRE000349&lt;/value&gt;</text:p>
      <text:p text:style-name="P9">&lt;/UPDATECODE&gt;</text:p>
      <text:p text:style-name="P9"/>
      <text:p text:style-name="P9">Paquete envidado por el PC solicitando una consulta (authentication=trust)</text:p>
      <text:p text:style-name="P9"/>
      <text:p text:style-name="P7">&lt;QUERY&gt;</text:p>
      <text:p text:style-name="P8"><text:tab/>&lt;sql&gt;SEL2550&lt;/sql&gt;</text:p>
      <text:p text:style-name="P8"><text:tab/>&lt;param&gt;</text:p>
      <text:p text:style-name="P8"><text:tab/><text:tab/>&lt;arg&gt;FELIPE&lt;/arg&gt;</text:p>
      <text:p text:style-name="P8"><text:tab/>&lt;/param&gt;</text:p>
      <text:p text:style-name="P14">&lt;/QUERY&gt;</text:p>
      <text:p text:style-name="P14"/>
      <text:p text:style-name="P14"/>
      <text:p text:style-name="P14"/>
      <text:p text:style-name="P14">Respuesta del St a una consulta</text:p>
      <text:p text:style-name="P14"/>
      <text:p text:style-name="P9">&lt;ANSWER&gt;</text:p>
      <text:p text:style-name="P9"><text:tab/><text:span text:style-name="T2">&lt;header&gt;</text:span></text:p>
      <text:p text:style-name="P13"><text:tab/><text:tab/>&lt;row&gt;</text:p>
      <text:p text:style-name="P13"><text:tab/><text:tab/><text:tab/>&lt;col type=”CHAR”&gt;Cedula&lt;/col&gt;</text:p>
      <text:p text:style-name="P13"><text:tab/><text:tab/><text:tab/>&lt;col type=”VARCHAR”&gt;Nombre&lt;/col&gt;</text:p>
      <text:p text:style-name="P13"><text:tab/><text:tab/><text:tab/>&lt;col type=”VARCHAR”&gt;Direccion&lt;/col&gt;</text:p>
      <text:p text:style-name="P13"><text:tab/><text:tab/>&lt;/row&gt;</text:p>
      <text:p text:style-name="P13"><text:tab/>&lt;/header&gt;</text:p>
      <text:p text:style-name="P13"><text:tab/>&lt;row&gt;</text:p>
      <text:p text:style-name="P13"><text:tab/><text:tab/>&lt;col&gt;98398691&lt;/col&gt;</text:p>
      <text:p text:style-name="P13"><text:tab/><text:tab/>&lt;col&gt;LUIS FELIPE HERNANDEZ&lt;/col&gt;</text:p>
      <text:p text:style-name="P13"><text:tab/><text:tab/>&lt;col&gt;Cll 22B # 24-216&lt;/col&gt;</text:p>
      <text:p text:style-name="P13"><text:tab/>&lt;/row&gt;</text:p>
      <text:p text:style-name="P13"><text:tab/>&lt;row&gt;</text:p>
      <text:p text:style-name="P13"><text:tab/><text:tab/>&lt;col&gt;98340773&lt;/col&gt;</text:p>
      <text:p text:style-name="P13"><text:tab/><text:tab/>&lt;col&gt;ANDRES FELIPE JURADO&lt;/col&gt;</text:p>
      <text:p text:style-name="P13"><text:tab/><text:tab/>&lt;col&gt;Kra 34 # 25-10&lt;/col&gt;</text:p>
      <text:p text:style-name="P13"><text:tab/>&lt;/row&gt;</text:p>
      <text:p text:style-name="P9">&lt;/ANSWER&gt;</text:p>
      <text:p text:style-name="P9"/>
      <text:p text:style-name="P9">Paquete envidado por el PC solicitando una consulta (authentication=password)</text:p>
      <text:p text:style-name="P9"/>
      <text:p text:style-name="P7">&lt;QUERY&gt;</text:p>
      <text:p text:style-name="P8"><text:tab/>&lt;sql&gt;SEL2550&lt;/sql&gt;</text:p>
      <text:p text:style-name="P8"><text:tab/>&lt;password&gt;clave_query&lt;/password&gt;</text:p>
      <text:p text:style-name="P8"><text:tab/>&lt;param&gt;</text:p>
      <text:p text:style-name="P8"><text:tab/><text:tab/>&lt;arg&gt;FELIPE&lt;/arg&gt;</text:p>
      <text:p text:style-name="P8"><text:tab/>&lt;/param&gt;</text:p>
      <text:p text:style-name="P14">&lt;/QUERY&gt;</text:p>
      <text:p text:style-name="P14"/>
      <text:p text:style-name="P14">Nota: Las contraseñas pueden ser diferentes para cada transacci´on, de la misma forma para cada consulta, todo depende de la configuraci´on del ST.</text:p>
      <text:p text:style-name="P14"/>
      <text:p text:style-name="P14"/>
      <text:p text:style-name="P9">Paquete envidado por el PC solicitando una transaccion(authentication=password)</text:p>
      <text:p text:style-name="P9"/>
      <text:p text:style-name="P14">&lt;TRANSACCION&gt;</text:p>
      <text:p text:style-name="P15"><text:tab/><text:tab/>&lt;driver&gt;DRV0001&lt;/driver&gt;</text:p>
      <text:p text:style-name="P15"><text:tab/><text:tab/>&lt;password&gt;clave_transaccion&lt;/password&gt;</text:p>
      <text:p text:style-name="P15"><text:tab/><text:tab/>&lt;package&gt;</text:p>
      <text:p text:style-name="P15"><text:tab/><text:tab/><text:tab/>&lt;field&gt;2004-07-16&lt;/field&gt;</text:p>
      <text:p text:style-name="P15"><text:tab/><text:tab/><text:tab/>&lt;field&gt;30&lt;/field&gt;</text:p>
      <text:p text:style-name="P15"><text:tab/><text:tab/>&lt;/package&gt;</text:p>
      <text:p text:style-name="P15"><text:tab/><text:tab/>&lt;package&gt;</text:p>
      <text:p text:style-name="P15"><text:tab/><text:tab/><text:tab/>&lt;field&gt;98398691&lt;/field&gt;</text:p>
      <text:p text:style-name="P15"><text:tab/><text:tab/><text:tab/>&lt;field&gt;001449&lt;/field&gt;</text:p>
      <text:p text:style-name="P15"><text:tab/><text:tab/><text:tab/>&lt;field&gt;049384&lt;/field&gt;</text:p>
      <text:p text:style-name="P15"><text:tab/><text:tab/>&lt;/package&gt;</text:p>
      <text:p text:style-name="P15"><text:tab/><text:tab/>&lt;package&gt;</text:p>
      <text:p text:style-name="P15"><text:tab/><text:tab/><text:tab/>&lt;subpackage&gt;</text:p>
      <text:p text:style-name="P15"><text:tab/><text:tab/><text:tab/><text:tab/>&lt;field&gt;V01LIT&lt;/field&gt;</text:p>
      <text:p text:style-name="P15"><text:tab/><text:tab/><text:tab/><text:tab/>&lt;field&gt;5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V02LIT&lt;/field&gt;</text:p>
      <text:p text:style-name="P15"><text:tab/><text:tab/><text:tab/><text:tab/>&lt;field&gt;3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V03LIT&lt;/field&gt;</text:p>
      <text:p text:style-name="P15"><text:tab/><text:tab/><text:tab/><text:tab/>&lt;field&gt;2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DSEMAN&lt;/field&gt;</text:p>
      <text:p text:style-name="P15"><text:tab/><text:tab/><text:tab/><text:tab/>&lt;field&gt;3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DINSEW&lt;/field&gt;</text:p>
      <text:p text:style-name="P15"><text:tab/><text:tab/><text:tab/><text:tab/>&lt;field&gt;30&lt;/field&gt;</text:p>
      <text:p text:style-name="P15"><text:tab/><text:tab/><text:tab/>&lt;/subpackage&gt;</text:p>
      <text:p text:style-name="P15"><text:tab/><text:tab/><text:tab/>&lt;autoconta&gt;2305&lt;/autoconta&gt;</text:p>
      <text:p text:style-name="P8"><text:tab/>&lt;/package&gt;</text:p>
      <text:p text:style-name="P15"><text:tab/><text:tab/>&lt;autoconta&gt;34039&lt;/autoconta&gt;</text:p>
      <text:p text:style-name="P14">&lt;/TRANSACCION&gt;</text:p>
      <text:p text:style-name="P14"/>
      <text:p text:style-name="P14">Nota: la etiqueta &lt;autoconta&gt; es opcional dependiendo de la configuraci´on del ST, de ella depende si la forma generara contabilidad automatica o no. en caso de que si se generara se digita el codigo de la transacci´on que automatica se efectuara. Puede ser enviada dentro de cada paquete, dependiendo de la complejidad de la transaccion.</text:p>
      <text:p text:style-name="P16"/>
      <text:p text:style-name="P14">Respuesta del St a una transaccion efectuada de forma exitosa</text:p>
      <text:p text:style-name="P14"/>
      <text:p text:style-name="P9">&lt;SUCCESS&gt;</text:p>
      <text:p text:style-name="P13"><text:tab/>&lt;successMessage&gt;Transaccion 00443 generada con exito&lt;/successMessage&gt;</text:p>
      <text:p text:style-name="P9">&lt;/SUCCESS&gt;</text:p>
      <text:p text:style-name="P9"/>
      <text:p text:style-name="P9">Paquete informativo enviando por el ST a un PC </text:p>
      <text:p text:style-name="P9"/>
      <text:p text:style-name="P9">&lt;MESSAGE&gt;</text:p>
      <text:p text:style-name="P13"><text:tab/>&lt;infoMessage&gt;Se habilito la Base de Datos FAURIBE&lt;/infoMessage&gt;</text:p>
      <text:p text:style-name="P9">&lt;/MESSAGE&gt;</text:p>
      <text:p text:style-name="P9"/>
      <text:p text:style-name="P17"/>
      <text:p text:style-name="P14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pitch="fixed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ristian David Cepeda Piscal</meta:initial-creator>
    <meta:creation-date>2004-08-09T13:35:09</meta:creation-date>
    <dc:creator>Gustavo González</dc:creator>
    <dc:date>2006-09-10T18:03:48</dc:date>
    <meta:printed-by>Cristian David Cepeda Piscal</meta:printed-by>
    <meta:print-date>2004-08-09T14:16:18</meta:print-date>
    <dc:language>es-ES</dc:language>
    <meta:editing-cycles>32</meta:editing-cycles>
    <meta:editing-duration>PT4H3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7" meta:word-count="695" meta:character-count="4862"/>
  </office:meta>
</office:document-meta>
</file>